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391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marker-end="Arrowheads_20_2"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0.364cm"/>
    </style:style>
    <style:style style:name="gr10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257cm"/>
    </style:style>
    <style:style style:name="gr13" style:family="graphic" style:parent-style-name="standard">
      <style:graphic-properties draw:stroke="none" draw:fill="none" fo:min-height="0.251cm"/>
    </style:style>
    <style:style style:name="gr14" style:family="graphic" style:parent-style-name="standard">
      <style:graphic-properties draw:stroke="none" draw:fill="none" fo:min-height="0.257cm"/>
    </style:style>
    <style:style style:name="gr15" style:family="graphic" style:parent-style-name="standard">
      <style:graphic-properties draw:stroke="none" draw:fill="none" fo:min-height="3.445cm"/>
    </style:style>
    <style:style style:name="gr16" style:family="graphic" style:parent-style-name="standard">
      <style:graphic-properties draw:stroke="none" draw:fill="none" fo:min-height="1.8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style:text-properties fo:color="#0000ff" fo:font-size="8pt" style:font-size-asian="8pt" style:font-size-complex="8pt"/>
    </style:style>
    <style:style style:name="P10" style:family="paragraph">
      <style:text-properties fo:color="#355e00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c5000b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c5000b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c5000b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0000ff" fo:font-size="8pt" style:font-size-asian="8pt" style:font-size-complex="8pt"/>
    </style:style>
    <style:style style:name="T10" style:family="text">
      <style:text-properties fo:color="#355e00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986cm" svg:height="10.992cm" svg:x="3.867cm" svg:y="9.3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73cm" svg:height="1.801cm" svg:x="15.98cm" svg:y="16.379cm">
          <text:p text:style-name="P1"><text:span text:style-name="T1">TIMER</text:span></text:p>
          <text:p text:style-name="P1"><text:span text:style-name="T2">(rtl/wb_timer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99cm" svg:height="3.373cm" svg:x="15.954cm" svg:y="11.0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921cm" svg:height="0.635cm" svg:x="16.494cm" svg:y="11.452cm">
          <text:p text:style-name="P1"><text:span text:style-name="T3">.tex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921cm" svg:height="0.635cm" svg:x="16.494cm" svg:y="12.078cm">
          <text:p text:style-name="P1"><text:span text:style-name="T3">.rodata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921cm" svg:height="0.635cm" svg:x="16.495cm" svg:y="12.679cm">
          <text:p text:style-name="P1"><text:span text:style-name="T3">.data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909cm" svg:height="0.645cm" svg:x="16.622cm" svg:y="13.19cm">
          <draw:text-box>
            <text:p><text:span text:style-name="T4">(rtl/wb_bram)</text:span></text:p>
          </draw:text-box>
        </draw:frame>
        <draw:custom-shape draw:style-name="gr6" draw:text-style-name="P5" draw:layer="layout" svg:width="3.625cm" svg:height="3.413cm" svg:x="4.673cm" svg:y="10.566cm">
          <text:p text:style-name="P1"><text:span text:style-name="T5">lm32_cpu</text:span></text:p>
          <text:p text:style-name="P1"><text:span text:style-name="T2">rtl/lm32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625cm" svg:height="10.103cm" svg:x="10.91cm" svg:y="9.679cm">
          <text:p text:style-name="P1"><text:span text:style-name="T6">Interconexión</text:span></text:p>
          <text:p text:style-name="P1"><text:span text:style-name="T6">del bus</text:span></text:p>
          <text:p text:style-name="P1"><text:span text:style-name="T6">Wishbone</text:span></text:p>
          <text:p text:style-name="P1"><text:span text:style-name="T2">rtl/wb_conbus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612cm" svg:height="0.444cm" svg:x="8.298cm" svg:y="10.8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2.612cm" svg:height="0.556cm" svg:x="8.298cm" svg:y="11.9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7" draw:layer="layout" svg:width="2.264cm" svg:height="1.039cm" svg:x="8.414cm" svg:y="10.013cm">
          <draw:text-box>
            <text:p><text:span text:style-name="T3">Maestro 0 Datos</text:span></text:p>
          </draw:text-box>
        </draw:frame>
        <draw:frame draw:style-name="gr9" draw:text-style-name="P7" draw:layer="layout" svg:width="2.741cm" svg:height="1.039cm" svg:x="8.214cm" svg:y="11.114cm">
          <draw:text-box>
            <text:p><text:span text:style-name="T3">Maestro 1 Instrucciones</text:span></text:p>
          </draw:text-box>
        </draw:frame>
        <draw:custom-shape draw:style-name="gr10" draw:text-style-name="P1" draw:layer="layout" svg:width="2.612cm" svg:height="0.371cm" svg:x="8.298cm" svg:y="13.37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7" draw:layer="layout" svg:width="2.741cm" svg:height="0.645cm" svg:x="8.115cm" svg:y="12.815cm">
          <draw:text-box>
            <text:p><text:span text:style-name="T3">Interrupciones</text:span></text:p>
          </draw:text-box>
        </draw:frame>
        <draw:custom-shape draw:style-name="gr11" draw:text-style-name="P1" draw:layer="layout" svg:width="1.419cm" svg:height="0.397cm" svg:x="14.535cm" svg:y="12.1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7" draw:layer="layout" svg:width="2.264cm" svg:height="0.645cm" svg:x="14.314cm" svg:y="11.515cm">
          <draw:text-box>
            <text:p><text:span text:style-name="T3">Esclavo1</text:span></text:p>
          </draw:text-box>
        </draw:frame>
        <draw:frame draw:style-name="gr5" draw:text-style-name="P4" draw:layer="layout" svg:width="2.487cm" svg:height="0.645cm" svg:x="16.726cm" svg:y="10.891cm">
          <draw:text-box>
            <text:p><text:span text:style-name="T7">BOOT RAM</text:span></text:p>
          </draw:text-box>
        </draw:frame>
        <draw:custom-shape draw:style-name="gr2" draw:text-style-name="P2" draw:layer="layout" svg:width="4.873cm" svg:height="1.637cm" svg:x="15.98cm" svg:y="14.578cm">
          <text:p text:style-name="P1"><text:span text:style-name="T1">UART</text:span></text:p>
          <text:p text:style-name="P1"><text:span text:style-name="T2">(rtl/wb_uart)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445cm" svg:height="0.397cm" svg:x="14.535cm" svg:y="15.3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7" draw:layer="layout" svg:width="2.264cm" svg:height="0.645cm" svg:x="14.314cm" svg:y="14.716cm">
          <draw:text-box>
            <text:p><text:span text:style-name="T3">Esclavo2</text:span></text:p>
          </draw:text-box>
        </draw:frame>
        <draw:custom-shape draw:style-name="gr11" draw:text-style-name="P1" draw:layer="layout" svg:width="1.445cm" svg:height="0.397cm" svg:x="14.535cm" svg:y="17.2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7" draw:layer="layout" svg:width="2.264cm" svg:height="0.645cm" svg:x="14.314cm" svg:y="16.616cm">
          <draw:text-box>
            <text:p><text:span text:style-name="T3">Esclavo3</text:span></text:p>
          </draw:text-box>
        </draw:frame>
        <draw:frame draw:style-name="gr12" draw:text-style-name="P8" draw:layer="layout" svg:width="6.08cm" svg:height="1.361cm" svg:x="4.003cm" svg:y="17.701cm">
          <draw:text-box>
            <text:p><text:span text:style-name="T5">SoC</text:span></text:p>
            <text:p><text:span text:style-name="T8">system.v</text:span></text:p>
          </draw:text-box>
        </draw:frame>
        <draw:frame draw:style-name="gr13" draw:text-style-name="P9" draw:layer="layout" svg:width="5.702cm" svg:height="0.569cm" svg:x="15.734cm" svg:y="13.514cm">
          <draw:text-box>
            <text:p><text:span text:style-name="T9">Parameter bootram_file = "image.ram"</text:span><text:span text:style-name="T9"><text:tab/></text:span></text:p>
          </draw:text-box>
        </draw:frame>
        <draw:frame draw:style-name="gr14" draw:text-style-name="P10" draw:layer="layout" svg:width="2.586cm" svg:height="0.645cm" svg:x="15.788cm" svg:y="15.701cm">
          <draw:text-box>
            <text:p><text:span text:style-name="T10">0x20000000</text:span></text:p>
          </draw:text-box>
        </draw:frame>
        <draw:frame draw:style-name="gr15" draw:text-style-name="P10" draw:layer="layout" svg:width="2.57cm" svg:height="3.695cm" svg:x="15.826cm" svg:y="17.601cm">
          <draw:text-box>
            <text:p><text:span text:style-name="T10">0x40000000</text:span></text:p>
          </draw:text-box>
        </draw:frame>
        <draw:frame draw:style-name="gr14" draw:text-style-name="P10" draw:layer="layout" svg:width="2.586cm" svg:height="0.645cm" svg:x="15.734cm" svg:y="13.887cm">
          <draw:text-box>
            <text:p><text:span text:style-name="T10">0x00000000</text:span></text:p>
          </draw:text-box>
        </draw:frame>
        <draw:frame draw:style-name="gr16" draw:text-style-name="P9" draw:layer="layout" svg:width="6.444cm" svg:height="2.795cm" svg:x="20.853cm" svg:y="13.811cm">
          <draw:text-box>
            <text:p><text:span text:style-name="T9">conbus #(</text:span></text:p>
            <text:p><text:span text:style-name="T9"><text:tab/></text:span><text:span text:style-name="T9">.s_addr_w(2),</text:span></text:p>
            <text:p><text:span text:style-name="T9"><text:tab/></text:span><text:span text:style-name="T9">.s0_addr(2'b00),</text:span><text:span text:style-name="T9"><text:tab/></text:span><text:span text:style-name="T9">// <text:s/>0x00000000 </text:span></text:p>
            <text:p><text:span text:style-name="T9"><text:tab/></text:span><text:span text:style-name="T9">.s1_addr(2'b01),</text:span><text:span text:style-name="T9"><text:tab/></text:span><text:span text:style-name="T9">// <text:s/>0x20000000 </text:span></text:p>
            <text:p><text:span text:style-name="T9"><text:tab/></text:span><text:span text:style-name="T9">.s2_addr(2'b11),</text:span><text:span text:style-name="T9"><text:tab/></text:span><text:span text:style-name="T9">// <text:s/>0x40000000 </text:span></text:p>
            <text:p><text:span text:style-name="T9"><text:tab/></text:span><text:span text:style-name="T9">.s3_addr(2'b10)</text:span><text:span text:style-name="T9"><text:tab/></text:span><text:span text:style-name="T9">// <text:s/>0x60000000 </text:span></text:p>
            <text:p><text:span text:style-name="T9">)</text:span></text:p>
            <text:p><text:span text:style-name="T9"/></text:p>
          </draw:text-box>
        </draw:frame>
        <draw:custom-shape draw:style-name="gr2" draw:text-style-name="P2" draw:layer="layout" svg:width="4.873cm" svg:height="1.801cm" svg:x="15.981cm" svg:y="18.378cm">
          <text:p text:style-name="P1"><text:span text:style-name="T1">GPIO</text:span></text:p>
          <text:p text:style-name="P1"><text:span text:style-name="T2">(rtl/wb_timer)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445cm" svg:height="0.397cm" svg:x="14.536cm" svg:y="19.2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7" draw:layer="layout" svg:width="2.264cm" svg:height="0.645cm" svg:x="14.315cm" svg:y="18.615cm">
          <draw:text-box>
            <text:p><text:span text:style-name="T3">Esclavo4</text:span>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1131 2256" svg:d="m1127 2120-449-2006-9-42-25-39-38-25-38-8-43 8-38 25-25 39-9 42-449 2006v13l-4 9 9 42 25 38 38 25 42 9h903l42-9 38-25 26-38 8-42v-9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e6e6ff" draw:fill-image-width="0cm" draw:fill-image-height="0cm" fo:padding-top="0.125cm" fo:padding-bottom="0.125cm" fo:padding-left="0.25cm" fo:padding-right="0.25cm" draw:shadow="hidden" draw:shadow-offset-x="0.3cm" draw:shadow-offset-y="0.3cm" draw:shadow-color="#808080" draw:guide-overhang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os Camargo</meta:initial-creator>
    <meta:creation-date>2011-04-07T06:40:01</meta:creation-date>
    <dc:date>2012-08-29T09:07:05</dc:date>
    <meta:editing-duration>PT6H12M56S</meta:editing-duration>
    <meta:editing-cycles>88</meta:editing-cycles>
    <meta:generator>LibreOffice/3.5$Linux_x86 LibreOffice_project/350m1$Build-2</meta:generator>
    <meta:document-statistic meta:object-count="32"/>
  </office:meta>
</office:document-meta>
</file>